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2.8791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83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start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wrap-option="wrap" fo:border="1.5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7.9000000953674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7.90000009536743pt" style:font-size-complex="7.9000000953674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3" table:default-cell-style-name="ce8"/>
        <table:table-row table:style-name="ro1">
          <table:table-cell table:style-name="ce1" office:value-type="string" calcext:value-type="string" table:number-columns-spanned="26" table:number-rows-spanned="1">
            <text:p><text:s text:c="5"/>Engineering Dept Management Sheet</text:p>
          </table:table-cell>
          <table:covered-table-cell table:style-name="ce5"/>
          <table:covered-table-cell table:number-columns-repeated="24" table:style-name="ce6"/>
        </table:table-row>
        <table:table-row table:style-name="ro2">
          <table:table-cell table:style-name="ce3" office:value-type="string" calcext:value-type="string" table:number-columns-spanned="1" table:number-rows-spanned="9">
            <text:p>Counter Division</text:p>
          </table:table-cell>
          <table:table-cell table:style-name="ce3" office:value-type="string" calcext:value-type="string" table:number-columns-spanned="1" table:number-rows-spanned="3">
            <text:p><text:s text:c="5"/>Program Counter <text:s text:c="5"/>(74LS161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<text:s text:c="9"/>Micro Step Counter <text:s text:c="26"/>w/ Decoder <text:s text:c="17"/>(74LS161, 74LS138)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Output Multiplexer <text:s text:c="3"/>(74LS107, 74LS139) 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2">
          <table:table-cell table:style-name="ce4" office:value-type="string" calcext:value-type="string" table:number-columns-spanned="1" table:number-rows-spanned="9">
            <text:p><text:s text:c="4"/>Arithmetic <text:s text:c="4"/>Logic Unit <text:s text:c="2"/>(ALU) <text:s/>Division</text:p>
          </table:table-cell>
          <table:table-cell table:style-name="ce4" office:value-type="string" calcext:value-type="string" table:number-columns-spanned="1" table:number-rows-spanned="3">
            <text:p>Arithmetic Unit (AU) <text:s text:c="3"/>(74LS283)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2">
          <table:covered-table-cell table:style-name="ce4"/>
          <table:table-cell table:style-name="ce4" office:value-type="string" calcext:value-type="string" table:number-columns-spanned="1" table:number-rows-spanned="3">
            <text:p><text:s text:c="13"/>Logic Unit (LU) <text:s text:c="28"/>Zero Flag <text:s text:c="17"/>(74LS32, 74LS00)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2">
          <table:covered-table-cell table:style-name="ce4"/>
          <table:table-cell table:style-name="ce4" office:value-type="string" calcext:value-type="string" table:number-columns-spanned="1" table:number-rows-spanned="3">
            <text:p><text:s text:c="12"/>Error Detection <text:s text:c="21"/>(for Integer numbers) <text:s text:c="11"/>(all Basic Logic Gates) <text:s text:c="2"/>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 text:c="4"/>Input / Output <text:s text:c="5"/>Division</text:p>
          </table:table-cell>
          <table:table-cell table:style-name="ce3" office:value-type="string" calcext:value-type="string" table:number-columns-spanned="1" table:number-rows-spanned="3">
            <text:p><text:s text:c="16"/>RAM Input <text:s text:c="22"/>4-bit &amp; 8-bit DIP Switches, <text:s text:c="9"/>(74LS189) <text:s text:c="9"/>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5"/>Output EEPROM <text:s text:c="5"/>(28HC16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4" office:value-type="string" calcext:value-type="string" table:number-columns-spanned="1" table:number-rows-spanned="6">
            <text:p>Control Division</text:p>
          </table:table-cell>
          <table:table-cell table:style-name="ce4" office:value-type="string" calcext:value-type="string" table:number-columns-spanned="1" table:number-rows-spanned="3">
            <text:p><text:s text:c="6"/>Instruction Decode <text:s text:c="8"/>for all Jump Instructions <text:s text:c="6"/>(J, JC, JZ) <text:s/>Hardwired <text:s text:c="5"/>(Basic Logic Gates)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2">
          <table:covered-table-cell table:style-name="ce4"/>
          <table:table-cell table:style-name="ce4" office:value-type="string" calcext:value-type="string" table:number-columns-spanned="1" table:number-rows-spanned="3">
            <text:p><text:s text:c="4"/>Control EEPROM’s (2) <text:s text:c="5"/>(28HC16)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/>Memory Division <text:s text:c="2"/>(Registers Only)</text:p>
          </table:table-cell>
          <table:table-cell table:style-name="ce3" office:value-type="string" calcext:value-type="string" table:number-columns-spanned="1" table:number-rows-spanned="3">
            <text:p><text:s text:c="10"/>Registers for ALU: <text:s text:c="16"/>‘A’, ’B’, ’FLAG’ <text:s text:c="5"/>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11"/>Registers for: <text:s text:c="25"/>‘Output’, ’Instruction’ <text:s text:c="6"/>&amp; ’Memory Address’ 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4" office:value-type="string" calcext:value-type="string" table:number-columns-spanned="1" table:number-rows-spanned="3">
            <text:p>BUS Division</text:p>
          </table:table-cell>
          <table:table-cell table:style-name="ce4" office:value-type="string" calcext:value-type="string" table:number-columns-spanned="1" table:number-rows-spanned="3">
            <text:p>(74LS245’s)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 table:number-columns-spanned="2" table:number-rows-spanned="1">
            <text:p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4"/>
          <table:table-cell table:style-name="ce4" office:value-type="string" calcext:value-type="string">
            <text:p>QC Results</text:p>
          </table:table-cell>
          <table:table-cell table:style-name="ce4" table:number-columns-repeated="17"/>
        </table:table-row>
        <table:table-row table:style-name="ro3">
          <table:covered-table-cell table:number-columns-repeated="2" table:style-name="ce4"/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/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Finished</text:p>
          </table:table-cell>
          <table:table-cell table:style-name="ce4" table:number-columns-repeated="18"/>
        </table:table-row>
        <table:table-row table:style-name="ro4">
          <table:covered-table-cell table:number-columns-repeated="2" table:style-name="ce4"/>
          <table:table-cell table:style-name="ce4" table:number-columns-repeated="24"/>
        </table:table-row>
        <table:table-row table:style-name="ro5">
          <table:table-cell table:style-name="ce3" office:value-type="string" calcext:value-type="string" table:number-columns-spanned="1" table:number-rows-spanned="3">
            <text:p><text:s/>Clock Division </text:p>
          </table:table-cell>
          <table:table-cell table:style-name="ce3" office:value-type="string" calcext:value-type="string" table:number-columns-spanned="1" table:number-rows-spanned="3">
            <text:p><text:span text:style-name="T1">     555 Timer, Switches               with  Debouncers         (LM555’s, Basic Logic G</text:span>ate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4" table:number-rows-repeated="344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3:14:54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19T16:13:40.417000000</dc:date>
    <meta:editing-duration>PT5H17M4S</meta:editing-duration>
    <meta:editing-cycles>20</meta:editing-cycles>
    <meta:generator>LibreOffice/7.6.0.3$Windows_X86_64 LibreOffice_project/69edd8b8ebc41d00b4de3915dc82f8f0fc3b6265</meta:generator>
    <meta:print-date>2024-03-19T13:18:13.850000000</meta:print-date>
    <meta:printed-by>PDF files</meta:printed-by>
    <meta:document-statistic meta:table-count="1" meta:cell-count="130" meta:object-count="0"/>
  </office:meta>
</office:document-meta>
</file>